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5-01-2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4-02-1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3-01-1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2-02-1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0-12-21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20-01-1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9-01-29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7-02-02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5-12-22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4-12-1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4-02-0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3-01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2-01-1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1-01-1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10-01-22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9-01-0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8-02-07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7-01-1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6-01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5-02-2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4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3-02-11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2-02-1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1-02-0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2000-01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241801</text:p>
          </table:table-cell>
          <table:table-cell office:value-type="string" calcext:value-type="string">
            <text:p>196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